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matplotlib.pyplot as plt</text:p>
      <text:p text:style-name="Standard">import numpy as np</text:p>
      <text:p text:style-name="Standard"/>
      <text:p text:style-name="Standard">plt.title("One MAX: Q3 value of fitness")</text:p>
      <text:p text:style-name="Standard"/>
      <text:p text:style-name="Standard">plt.axis((0, 50, 20, 35))</text:p>
      <text:p text:style-name="Standard"/>
      <text:p text:style-name="Standard">plt.xlabel('Generation number')</text:p>
      <text:p text:style-name="Standard">plt.ylabel('Q3 fitness')</text:p>
      <text:p text:style-name="Standard"/>
      <text:p text:style-name="Standard">#line1, = plt.plot(np.arange(1, 50,1), label="line1")</text:p>
      <text:p text:style-name="Standard">line1, = plt.plot([27.34, 26.36, 25.98, 25.58, 25.44, 25.12, 24.96, 24.96, 24.98, 24.96, 24.96, 24.96, 24.96, 24.96, 24.96, 24.96, 24.96, 24.96, 24.96, 24.96, 24.96, 24.96, 24.96, 24.96, 24.96, 24.96, 24.96, 24.96, 24.96, 24.96, 24.96, 24.96, 24.96, 24.96, 24.96, 24.96, 24.96, 24.96, 24.96, 24.96, 24.96, 24.96, 24.96, 24.96, 24.96, 24.96, 24.96, 24.96, 24.96, 24.96], label="Only crossing")</text:p>
      <text:p text:style-name="Standard"/>
      <text:p text:style-name="Standard">line2, = plt.plot([27.34, 26.58, 26.38, 26.62, 26.14, 26.28, 26.92, 26.26, 26.22, 26.64, 26.46, 26.52, 26.8, 26.66, 26.64, 26.12, 26.24, 26.3, 26.08, 25.92, 26.02, 26.0, 26.26, 25.62, 25.32, 25.62, 25.52, 25.26, 25.68, 25.82, 26.2, 26.5, 26.22, 26.34, 26.38, 26.12, 26.68, 25.94, 26.22, 26.22, 25.78, 25.74, 26.08, 26.1, 25.76, 26.14, 25.82, 26.3, 26.86, 26.74], label="Probability of mutation: 0.5")</text:p>
      <text:p text:style-name="Standard"/>
      <text:p text:style-name="Standard">line3, = plt.plot([27.34, 26.28, 25.86, 25.6, 25.3, 25.38, 25.3, 25.34, 25.32, 25.34, 25.3, 25.26, 25.26, 25.26, 25.26, 25.26, 25.26, 25.26, 25.26, 25.26, 25.26, 25.26, 25.26, 25.26, 25.26, 25.26, 25.26, 25.26, 25.26, 25.26, 25.26, 25.26, 25.26, 25.26, 25.26, 25.26, 25.26, 25.26, 25.26, 25.26, 25.26, 25.26, 25.26, 25.26, 25.26, 25.26, 25.26, 25.26, 25.26, 25.26], label="Only mutation")</text:p>
      <text:p text:style-name="Standard"/>
      <text:p text:style-name="Standard">leg = plt.legend(loc='upper center')</text:p>
      <text:p text:style-name="Standard"/>
      <text:p text:style-name="Standard"/>
      <text:p text:style-name="Standard">plt.show(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4T00:25:58.814763062</meta:creation-date>
    <dc:date>2023-10-24T00:27:19.765689961</dc:date>
    <meta:editing-duration>PT1M21S</meta:editing-duration>
    <meta:editing-cycles>1</meta:editing-cycles>
    <meta:document-statistic meta:table-count="0" meta:image-count="0" meta:object-count="0" meta:page-count="1" meta:paragraph-count="12" meta:word-count="196" meta:character-count="1449" meta:non-whitespace-character-count="1265"/>
    <meta:generator>LibreOffice/6.4.7.2$Linux_X86_64 LibreOffice_project/40$Build-2</meta:generator>
  </office:meta>
</office:document-meta>
</file>